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5.54mm"/>
    </style:style>
    <style:style style:name="co2" style:family="table-column">
      <style:table-column-properties fo:break-before="auto" style:column-width="54.4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62.64mm"/>
    </style:style>
    <style:style style:name="co5" style:family="table-column">
      <style:table-column-properties fo:break-before="auto" style:column-width="45.74mm"/>
    </style:style>
    <style:style style:name="co6" style:family="table-column">
      <style:table-column-properties fo:break-before="auto" style:column-width="41.12mm"/>
    </style:style>
    <style:style style:name="co7" style:family="table-column">
      <style:table-column-properties fo:break-before="auto" style:column-width="32.12mm"/>
    </style:style>
    <style:style style:name="co8" style:family="table-column">
      <style:table-column-properties fo:break-before="auto" style:column-width="53.9mm"/>
    </style:style>
    <style:style style:name="co9" style:family="table-column">
      <style:table-column-properties fo:break-before="auto" style:column-width="43.2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10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float" office:value="-0.0058860941815313" calcext:value-type="float">
            <text:p>-0,005886094181531</text:p>
          </table:table-cell>
          <table:table-cell office:value-type="float" office:value="-1.99996535389529" calcext:value-type="float">
            <text:p>-1,99996535389529</text:p>
          </table:table-cell>
          <table:table-cell table:number-columns-repeated="2"/>
        </table:table-row>
        <table:table-row table:style-name="ro1">
          <table:table-cell office:value-type="float" office:value="0.000737436189992891" calcext:value-type="float">
            <text:p>0,000737436189993</text:p>
          </table:table-cell>
          <table:table-cell office:value-type="float" office:value="-1.99999945618787" calcext:value-type="float">
            <text:p>-1,99999945618787</text:p>
          </table:table-cell>
          <table:table-cell table:number-columns-repeated="2"/>
        </table:table-row>
        <table:table-row table:style-name="ro1">
          <table:table-cell office:value-type="float" office:value="0.000224017711065394" calcext:value-type="float">
            <text:p>0,000224017711065</text:p>
          </table:table-cell>
          <table:table-cell office:value-type="float" office:value="-1.99999994981607" calcext:value-type="float">
            <text:p>-1,99999994981607</text:p>
          </table:table-cell>
          <table:table-cell table:number-columns-repeated="2"/>
        </table:table-row>
        <table:table-row table:style-name="ro1">
          <table:table-cell office:value-type="float" office:value="0.00275307670757174" calcext:value-type="float">
            <text:p>0,002753076707572</text:p>
          </table:table-cell>
          <table:table-cell office:value-type="float" office:value="-1.99999242056864" calcext:value-type="float">
            <text:p>-1,99999242056864</text:p>
          </table:table-cell>
          <table:table-cell table:number-columns-repeated="2"/>
        </table:table-row>
        <table:table-row table:style-name="ro1">
          <table:table-cell office:value-type="float" office:value="-0.000883796720315799" calcext:value-type="float">
            <text:p>-0,000883796720316</text:p>
          </table:table-cell>
          <table:table-cell office:value-type="float" office:value="-1.99999921890336" calcext:value-type="float">
            <text:p>-1,99999921890336</text:p>
          </table:table-cell>
          <table:table-cell table:number-columns-repeated="2"/>
        </table:table-row>
        <table:table-row table:style-name="ro1">
          <table:table-cell office:value-type="float" office:value="-0.0013579986320188" calcext:value-type="float">
            <text:p>-0,001357998632019</text:p>
          </table:table-cell>
          <table:table-cell office:value-type="float" office:value="-1.99999815583972" calcext:value-type="float">
            <text:p>-1,99999815583972</text:p>
          </table:table-cell>
          <table:table-cell table:number-columns-repeated="2"/>
        </table:table-row>
        <table:table-row table:style-name="ro1">
          <table:table-cell office:value-type="float" office:value="0.000368116696007226" calcext:value-type="float">
            <text:p>0,000368116696007</text:p>
          </table:table-cell>
          <table:table-cell office:value-type="float" office:value="-1.9999998644901" calcext:value-type="float">
            <text:p>-1,9999998644901</text:p>
          </table:table-cell>
          <table:table-cell table:number-columns-repeated="2"/>
        </table:table-row>
        <table:table-row table:style-name="ro1">
          <table:table-cell office:value-type="float" office:value="0.00146537045747319" calcext:value-type="float">
            <text:p>0,001465370457473</text:p>
          </table:table-cell>
          <table:table-cell office:value-type="float" office:value="-1.99999785268942" calcext:value-type="float">
            <text:p>-1,99999785268942</text:p>
          </table:table-cell>
          <table:table-cell table:number-columns-repeated="2"/>
        </table:table-row>
        <table:table-row table:style-name="ro1">
          <table:table-cell office:value-type="float" office:value="0.00164488814967734" calcext:value-type="float">
            <text:p>0,001644888149677</text:p>
          </table:table-cell>
          <table:table-cell office:value-type="float" office:value="-1.99999729434298" calcext:value-type="float">
            <text:p>-1,99999729434298</text:p>
          </table:table-cell>
          <table:table-cell table:number-columns-repeated="2"/>
        </table:table-row>
        <table:table-row table:style-name="ro1">
          <table:table-cell office:value-type="float" office:value="0.00180836956746977" calcext:value-type="float">
            <text:p>0,00180836956747</text:p>
          </table:table-cell>
          <table:table-cell office:value-type="float" office:value="-1.99999672979951" calcext:value-type="float">
            <text:p>-1,99999672979951</text:p>
          </table:table-cell>
          <table:table-cell table:number-columns-repeated="2"/>
        </table:table-row>
        <table:table-row table:style-name="ro1">
          <table:table-cell office:value-type="float" office:value="0.000634487119363203" calcext:value-type="float">
            <text:p>0,000634487119363</text:p>
          </table:table-cell>
          <table:table-cell office:value-type="float" office:value="-1.9999995974261" calcext:value-type="float">
            <text:p>-1,9999995974261</text:p>
          </table:table-cell>
          <table:table-cell table:number-columns-repeated="2"/>
        </table:table-row>
        <table:table-row table:style-name="ro1">
          <table:table-cell office:value-type="float" office:value="0.000578991935533235" calcext:value-type="float">
            <text:p>0,000578991935533</text:p>
          </table:table-cell>
          <table:table-cell office:value-type="float" office:value="-1.99999966476834" calcext:value-type="float">
            <text:p>-1,99999966476834</text:p>
          </table:table-cell>
          <table:table-cell table:number-columns-repeated="2"/>
        </table:table-row>
        <table:table-row table:style-name="ro1">
          <table:table-cell office:value-type="float" office:value="-0.00221634913061475" calcext:value-type="float">
            <text:p>-0,002216349130615</text:p>
          </table:table-cell>
          <table:table-cell office:value-type="float" office:value="-1.99999508779653" calcext:value-type="float">
            <text:p>-1,99999508779653</text:p>
          </table:table-cell>
          <table:table-cell table:number-columns-repeated="2"/>
        </table:table-row>
        <table:table-row table:style-name="ro1">
          <table:table-cell office:value-type="float" office:value="-0.000867582370237207" calcext:value-type="float">
            <text:p>-0,000867582370237</text:p>
          </table:table-cell>
          <table:table-cell office:value-type="float" office:value="-1.99999924730083" calcext:value-type="float">
            <text:p>-1,99999924730083</text:p>
          </table:table-cell>
          <table:table-cell table:number-columns-repeated="2"/>
        </table:table-row>
        <table:table-row table:style-name="ro1">
          <table:table-cell office:value-type="float" office:value="0.000675648930191453" calcext:value-type="float">
            <text:p>0,000675648930191</text:p>
          </table:table-cell>
          <table:table-cell office:value-type="float" office:value="-1.99999954349852" calcext:value-type="float">
            <text:p>-1,99999954349852</text:p>
          </table:table-cell>
          <table:table-cell table:number-columns-repeated="2"/>
        </table:table-row>
        <table:table-row table:style-name="ro1">
          <table:table-cell office:value-type="float" office:value="0.000813493252508568" calcext:value-type="float">
            <text:p>0,000813493252509</text:p>
          </table:table-cell>
          <table:table-cell office:value-type="float" office:value="-1.99999933822873" calcext:value-type="float">
            <text:p>-1,99999933822873</text:p>
          </table:table-cell>
          <table:table-cell table:number-columns-repeated="2"/>
        </table:table-row>
        <table:table-row table:style-name="ro1">
          <table:table-cell office:value-type="float" office:value="0.000297949968850242" calcext:value-type="float">
            <text:p>0,00029794996885</text:p>
          </table:table-cell>
          <table:table-cell office:value-type="float" office:value="-1.99999991122582" calcext:value-type="float">
            <text:p>-1,99999991122582</text:p>
          </table:table-cell>
          <table:table-cell table:number-columns-repeated="2"/>
        </table:table-row>
        <table:table-row table:style-name="ro1">
          <table:table-cell office:value-type="float" office:value="0.000602174721302751" calcext:value-type="float">
            <text:p>0,000602174721303</text:p>
          </table:table-cell>
          <table:table-cell office:value-type="float" office:value="-1.99999963738561" calcext:value-type="float">
            <text:p>-1,99999963738561</text:p>
          </table:table-cell>
          <table:table-cell table:number-columns-repeated="2"/>
        </table:table-row>
        <table:table-row table:style-name="ro1">
          <table:table-cell office:value-type="float" office:value="-0.000523977566344369" calcext:value-type="float">
            <text:p>-0,000523977566344</text:p>
          </table:table-cell>
          <table:table-cell office:value-type="float" office:value="-1.99999972544751" calcext:value-type="float">
            <text:p>-1,99999972544751</text:p>
          </table:table-cell>
          <table:table-cell table:number-columns-repeated="2"/>
        </table:table-row>
        <table:table-row table:style-name="ro1">
          <table:table-cell office:value-type="float" office:value="0.00057251603490549" calcext:value-type="float">
            <text:p>0,000572516034905</text:p>
          </table:table-cell>
          <table:table-cell office:value-type="float" office:value="-1.99999967222539" calcext:value-type="float">
            <text:p>-1,99999967222539</text:p>
          </table:table-cell>
          <table:table-cell table:number-columns-repeated="2"/>
        </table:table-row>
        <table:table-row table:style-name="ro1">
          <table:table-cell office:value-type="float" office:value="0.00147043292373616" calcext:value-type="float">
            <text:p>0,001470432923736</text:p>
          </table:table-cell>
          <table:table-cell office:value-type="float" office:value="-1.99999783782702" calcext:value-type="float">
            <text:p>-1,99999783782702</text:p>
          </table:table-cell>
          <table:table-cell table:number-columns-repeated="2"/>
        </table:table-row>
        <table:table-row table:style-name="ro1">
          <table:table-cell office:value-type="float" office:value="0.00315173891948506" calcext:value-type="float">
            <text:p>0,003151738919485</text:p>
          </table:table-cell>
          <table:table-cell office:value-type="float" office:value="-1.99999006654178" calcext:value-type="float">
            <text:p>-1,99999006654178</text:p>
          </table:table-cell>
          <table:table-cell table:number-columns-repeated="2"/>
        </table:table-row>
        <table:table-row table:style-name="ro1">
          <table:table-cell office:value-type="float" office:value="0.000470864455613285" calcext:value-type="float">
            <text:p>0,000470864455613</text:p>
          </table:table-cell>
          <table:table-cell office:value-type="float" office:value="-1.99999977828666" calcext:value-type="float">
            <text:p>-1,99999977828666</text:p>
          </table:table-cell>
          <table:table-cell table:number-columns-repeated="2"/>
        </table:table-row>
        <table:table-row table:style-name="ro1">
          <table:table-cell office:value-type="float" office:value="-0.00143433308668361" calcext:value-type="float">
            <text:p>-0,001434333086684</text:p>
          </table:table-cell>
          <table:table-cell office:value-type="float" office:value="-1.9999979426886" calcext:value-type="float">
            <text:p>-1,9999979426886</text:p>
          </table:table-cell>
          <table:table-cell table:number-columns-repeated="2"/>
        </table:table-row>
        <table:table-row table:style-name="ro1">
          <table:table-cell office:value-type="float" office:value="0.00100958076515634" calcext:value-type="float">
            <text:p>0,001009580765156</text:p>
          </table:table-cell>
          <table:table-cell office:value-type="float" office:value="-1.99999898074668" calcext:value-type="float">
            <text:p>-1,99999898074668</text:p>
          </table:table-cell>
          <table:table-cell table:number-columns-repeated="2"/>
        </table:table-row>
        <table:table-row table:style-name="ro1" table:number-rows-repeated="5">
          <table:table-cell table:number-columns-repeated="4"/>
        </table:table-row>
        <table:table-row table:style-name="ro1">
          <table:table-cell table:formula="of:=SUM([.A1:.A25]) / 25" office:value-type="float" office:value="0.0002443609127263" calcext:value-type="float">
            <text:p>0,000244360912726</text:p>
          </table:table-cell>
          <table:table-cell table:formula="of:=SUM([.B1:.B25])/25" office:value-type="float" office:value="-1.99999689311708" calcext:value-type="float">
            <text:p>-1,99999689311708</text:p>
          </table:table-cell>
          <table:table-cell/>
          <table:table-cell table:style-name="ce1" table:formula="of:= [.B31] + 2" office:value-type="float" office:value="0.00000310688291826899" calcext:value-type="float">
            <text:p>0,000003106882918</text:p>
          </table:table-cell>
        </table:table-row>
      </table:table>
      <table:table table:name="100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row table:style-name="ro1">
          <table:table-cell office:value-type="float" office:value="0.0358703631724171" calcext:value-type="float">
            <text:p>0,035870363172417</text:p>
          </table:table-cell>
          <table:table-cell office:value-type="float" office:value="-1.99871331704588" calcext:value-type="float">
            <text:p>-1,99871331704588</text:p>
          </table:table-cell>
          <table:table-cell table:number-columns-repeated="2"/>
        </table:table-row>
        <table:table-row table:style-name="ro1">
          <table:table-cell office:value-type="float" office:value="0.0397402961835822" calcext:value-type="float">
            <text:p>0,039740296183582</text:p>
          </table:table-cell>
          <table:table-cell office:value-type="float" office:value="-1.99842070885924" calcext:value-type="float">
            <text:p>-1,99842070885924</text:p>
          </table:table-cell>
          <table:table-cell table:number-columns-repeated="2"/>
        </table:table-row>
        <table:table-row table:style-name="ro1">
          <table:table-cell office:value-type="float" office:value="-0.147327216718422" calcext:value-type="float">
            <text:p>-0,147327216718422</text:p>
          </table:table-cell>
          <table:table-cell office:value-type="float" office:value="-1.978294691214" calcext:value-type="float">
            <text:p>-1,978294691214</text:p>
          </table:table-cell>
          <table:table-cell table:number-columns-repeated="2"/>
        </table:table-row>
        <table:table-row table:style-name="ro1">
          <table:table-cell office:value-type="float" office:value="-0.0303750366257873" calcext:value-type="float">
            <text:p>-0,030375036625787</text:p>
          </table:table-cell>
          <table:table-cell office:value-type="float" office:value="-1.99907735714998" calcext:value-type="float">
            <text:p>-1,99907735714998</text:p>
          </table:table-cell>
          <table:table-cell table:number-columns-repeated="2"/>
        </table:table-row>
        <table:table-row table:style-name="ro1">
          <table:table-cell office:value-type="float" office:value="-0.0159893364959932" calcext:value-type="float">
            <text:p>-0,015989336495993</text:p>
          </table:table-cell>
          <table:table-cell office:value-type="float" office:value="-1.99974434111842" calcext:value-type="float">
            <text:p>-1,99974434111842</text:p>
          </table:table-cell>
          <table:table-cell table:number-columns-repeated="2"/>
        </table:table-row>
        <table:table-row table:style-name="ro1">
          <table:table-cell office:value-type="float" office:value="-0.074042005194418" calcext:value-type="float">
            <text:p>-0,074042005194418</text:p>
          </table:table-cell>
          <table:table-cell office:value-type="float" office:value="-1.99451778146679" calcext:value-type="float">
            <text:p>-1,99451778146679</text:p>
          </table:table-cell>
          <table:table-cell table:number-columns-repeated="2"/>
        </table:table-row>
        <table:table-row table:style-name="ro1">
          <table:table-cell office:value-type="float" office:value="-0.182015388115688" calcext:value-type="float">
            <text:p>-0,182015388115688</text:p>
          </table:table-cell>
          <table:table-cell office:value-type="float" office:value="-1.9668703984891" calcext:value-type="float">
            <text:p>-1,9668703984891</text:p>
          </table:table-cell>
          <table:table-cell table:number-columns-repeated="2"/>
        </table:table-row>
        <table:table-row table:style-name="ro1">
          <table:table-cell office:value-type="float" office:value="0.130985126380398" calcext:value-type="float">
            <text:p>0,130985126380398</text:p>
          </table:table-cell>
          <table:table-cell office:value-type="float" office:value="-1.98284289666711" calcext:value-type="float">
            <text:p>-1,98284289666711</text:p>
          </table:table-cell>
          <table:table-cell table:number-columns-repeated="2"/>
        </table:table-row>
        <table:table-row table:style-name="ro1">
          <table:table-cell office:value-type="float" office:value="-0.0164527327811633" calcext:value-type="float">
            <text:p>-0,016452732781163</text:p>
          </table:table-cell>
          <table:table-cell office:value-type="float" office:value="-1.99972930758403" calcext:value-type="float">
            <text:p>-1,99972930758403</text:p>
          </table:table-cell>
          <table:table-cell table:number-columns-repeated="2"/>
        </table:table-row>
        <table:table-row table:style-name="ro1">
          <table:table-cell office:value-type="float" office:value="-0.0574068670158685" calcext:value-type="float">
            <text:p>-0,057406867015869</text:p>
          </table:table-cell>
          <table:table-cell office:value-type="float" office:value="-1.99670445161942" calcext:value-type="float">
            <text:p>-1,99670445161942</text:p>
          </table:table-cell>
          <table:table-cell table:number-columns-repeated="2"/>
        </table:table-row>
        <table:table-row table:style-name="ro1">
          <table:table-cell office:value-type="float" office:value="-0.229911058241896" calcext:value-type="float">
            <text:p>-0,229911058241896</text:p>
          </table:table-cell>
          <table:table-cell office:value-type="float" office:value="-1.94714090529809" calcext:value-type="float">
            <text:p>-1,94714090529809</text:p>
          </table:table-cell>
          <table:table-cell table:number-columns-repeated="2"/>
        </table:table-row>
        <table:table-row table:style-name="ro1">
          <table:table-cell office:value-type="float" office:value="0.00824276164534066" calcext:value-type="float">
            <text:p>0,008242761645341</text:p>
          </table:table-cell>
          <table:table-cell office:value-type="float" office:value="-1.99993205688046" calcext:value-type="float">
            <text:p>-1,99993205688046</text:p>
          </table:table-cell>
          <table:table-cell table:number-columns-repeated="2"/>
        </table:table-row>
        <table:table-row table:style-name="ro1">
          <table:table-cell office:value-type="float" office:value="-0.0333181277538469" calcext:value-type="float">
            <text:p>-0,033318127753847</text:p>
          </table:table-cell>
          <table:table-cell office:value-type="float" office:value="-1.99888990236298" calcext:value-type="float">
            <text:p>-1,99888990236298</text:p>
          </table:table-cell>
          <table:table-cell table:number-columns-repeated="2"/>
        </table:table-row>
        <table:table-row table:style-name="ro1">
          <table:table-cell office:value-type="float" office:value="2.4402132637003" calcext:value-type="float">
            <text:p>2,4402132637003</text:p>
          </table:table-cell>
          <table:table-cell office:value-type="float" office:value="3.95464077233889" calcext:value-type="float">
            <text:p>3,95464077233889</text:p>
          </table:table-cell>
          <table:table-cell table:number-columns-repeated="2"/>
        </table:table-row>
        <table:table-row table:style-name="ro1">
          <table:table-cell office:value-type="float" office:value="-0.0487619316697965" calcext:value-type="float">
            <text:p>-0,048761931669797</text:p>
          </table:table-cell>
          <table:table-cell office:value-type="float" office:value="-1.99762227401983" calcext:value-type="float">
            <text:p>-1,99762227401983</text:p>
          </table:table-cell>
          <table:table-cell table:number-columns-repeated="2"/>
        </table:table-row>
        <table:table-row table:style-name="ro1">
          <table:table-cell office:value-type="float" office:value="0.172492285961397" calcext:value-type="float">
            <text:p>0,172492285961397</text:p>
          </table:table-cell>
          <table:table-cell office:value-type="float" office:value="-1.97024641128381" calcext:value-type="float">
            <text:p>-1,97024641128381</text:p>
          </table:table-cell>
          <table:table-cell table:number-columns-repeated="2"/>
        </table:table-row>
        <table:table-row table:style-name="ro1">
          <table:table-cell office:value-type="float" office:value="-0.0188854760289505" calcext:value-type="float">
            <text:p>-0,018885476028951</text:p>
          </table:table-cell>
          <table:table-cell office:value-type="float" office:value="-1.99964333879516" calcext:value-type="float">
            <text:p>-1,99964333879516</text:p>
          </table:table-cell>
          <table:table-cell table:number-columns-repeated="2"/>
        </table:table-row>
        <table:table-row table:style-name="ro1">
          <table:table-cell office:value-type="float" office:value="-0.0318160824817578" calcext:value-type="float">
            <text:p>-0,031816082481758</text:p>
          </table:table-cell>
          <table:table-cell office:value-type="float" office:value="-1.99898773689551" calcext:value-type="float">
            <text:p>-1,99898773689551</text:p>
          </table:table-cell>
          <table:table-cell table:number-columns-repeated="2"/>
        </table:table-row>
        <table:table-row table:style-name="ro1">
          <table:table-cell office:value-type="float" office:value="0.0700617660179902" calcext:value-type="float">
            <text:p>0,07006176601799</text:p>
          </table:table-cell>
          <table:table-cell office:value-type="float" office:value="-1.99509134894244" calcext:value-type="float">
            <text:p>-1,99509134894244</text:p>
          </table:table-cell>
          <table:table-cell table:number-columns-repeated="2"/>
        </table:table-row>
        <table:table-row table:style-name="ro1">
          <table:table-cell office:value-type="float" office:value="-0.0614345236380659" calcext:value-type="float">
            <text:p>-0,061434523638066</text:p>
          </table:table-cell>
          <table:table-cell office:value-type="float" office:value="-1.99622579930536" calcext:value-type="float">
            <text:p>-1,99622579930536</text:p>
          </table:table-cell>
          <table:table-cell table:number-columns-repeated="2"/>
        </table:table-row>
        <table:table-row table:style-name="ro1">
          <table:table-cell office:value-type="float" office:value="0.0094651118605229" calcext:value-type="float">
            <text:p>0,009465111860523</text:p>
          </table:table-cell>
          <table:table-cell office:value-type="float" office:value="-1.99991041165747" calcext:value-type="float">
            <text:p>-1,99991041165747</text:p>
          </table:table-cell>
          <table:table-cell table:number-columns-repeated="2"/>
        </table:table-row>
        <table:table-row table:style-name="ro1">
          <table:table-cell office:value-type="float" office:value="0.0941723713783078" calcext:value-type="float">
            <text:p>0,094172371378308</text:p>
          </table:table-cell>
          <table:table-cell office:value-type="float" office:value="-1.99113156446899" calcext:value-type="float">
            <text:p>-1,99113156446899</text:p>
          </table:table-cell>
          <table:table-cell table:number-columns-repeated="2"/>
        </table:table-row>
        <table:table-row table:style-name="ro1">
          <table:table-cell office:value-type="float" office:value="0.0484245129869466" calcext:value-type="float">
            <text:p>0,048424512986947</text:p>
          </table:table-cell>
          <table:table-cell office:value-type="float" office:value="-1.99765506654198" calcext:value-type="float">
            <text:p>-1,99765506654198</text:p>
          </table:table-cell>
          <table:table-cell table:number-columns-repeated="2"/>
        </table:table-row>
        <table:table-row table:style-name="ro1">
          <table:table-cell office:value-type="float" office:value="0.142614648065465" calcext:value-type="float">
            <text:p>0,142614648065465</text:p>
          </table:table-cell>
          <table:table-cell office:value-type="float" office:value="-1.97966106215716" calcext:value-type="float">
            <text:p>-1,97966106215716</text:p>
          </table:table-cell>
          <table:table-cell table:number-columns-repeated="2"/>
        </table:table-row>
        <table:table-row table:style-name="ro1">
          <table:table-cell office:value-type="float" office:value="-0.102456511793808" calcext:value-type="float">
            <text:p>-0,102456511793808</text:p>
          </table:table-cell>
          <table:table-cell office:value-type="float" office:value="-1.98950266319105" calcext:value-type="float">
            <text:p>-1,98950266319105</text:p>
          </table:table-cell>
          <table:table-cell table:number-columns-repeated="2"/>
        </table:table-row>
        <table:table-row table:style-name="ro1">
          <table:table-cell office:value-type="float" office:value="0.070008894732866" calcext:value-type="float">
            <text:p>0,070008894732866</text:p>
          </table:table-cell>
          <table:table-cell office:value-type="float" office:value="-1.99509875465828" calcext:value-type="float">
            <text:p>-1,99509875465828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SUM([.B1:.B26])/25" office:value-type="float" office:value="-1.83268055101335" calcext:value-type="float">
            <text:p>-1,83268055101335</text:p>
          </table:table-cell>
          <table:table-cell/>
          <table:table-cell table:formula="of:= [.B28] + 2" office:value-type="float" office:value="0.167319448986654" calcext:value-type="float">
            <text:p>0,167319448986654</text:p>
          </table:table-cell>
        </table:table-row>
      </table:table>
      <table:table table:name="10" table:style-name="ta1">
        <table:table-column table:style-name="co8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row table:style-name="ro1">
          <table:table-cell office:value-type="float" office:value="-0.0029262046221179" calcext:value-type="float">
            <text:p>-0,002926204622118</text:p>
          </table:table-cell>
          <table:table-cell office:value-type="float" office:value="-1.99999143732651" calcext:value-type="float">
            <text:p>-1,99999143732651</text:p>
          </table:table-cell>
          <table:table-cell table:number-columns-repeated="2"/>
        </table:table-row>
        <table:table-row table:style-name="ro1">
          <table:table-cell office:value-type="float" office:value="0.0484366781720531" calcext:value-type="float">
            <text:p>0,048436678172053</text:p>
          </table:table-cell>
          <table:table-cell office:value-type="float" office:value="-1.99765388820766" calcext:value-type="float">
            <text:p>-1,99765388820766</text:p>
          </table:table-cell>
          <table:table-cell table:number-columns-repeated="2"/>
        </table:table-row>
        <table:table-row table:style-name="ro1">
          <table:table-cell office:value-type="float" office:value="-0.0357100162063664" calcext:value-type="float">
            <text:p>-0,035710016206366</text:p>
          </table:table-cell>
          <table:table-cell office:value-type="float" office:value="-1.99872479474254" calcext:value-type="float">
            <text:p>-1,99872479474254</text:p>
          </table:table-cell>
          <table:table-cell table:number-columns-repeated="2"/>
        </table:table-row>
        <table:table-row table:style-name="ro1">
          <table:table-cell office:value-type="float" office:value="0.11538083202137" calcext:value-type="float">
            <text:p>0,11538083202137</text:p>
          </table:table-cell>
          <table:table-cell office:value-type="float" office:value="-1.98668726360206" calcext:value-type="float">
            <text:p>-1,98668726360206</text:p>
          </table:table-cell>
          <table:table-cell table:number-columns-repeated="2"/>
        </table:table-row>
        <table:table-row table:style-name="ro1">
          <table:table-cell office:value-type="float" office:value="-0.0256791020217142" calcext:value-type="float">
            <text:p>-0,025679102021714</text:p>
          </table:table-cell>
          <table:table-cell office:value-type="float" office:value="-1.99934058371936" calcext:value-type="float">
            <text:p>-1,99934058371936</text:p>
          </table:table-cell>
          <table:table-cell table:number-columns-repeated="2"/>
        </table:table-row>
        <table:table-row table:style-name="ro1">
          <table:table-cell office:value-type="float" office:value="0.00766394859270114" calcext:value-type="float">
            <text:p>0,007663948592701</text:p>
          </table:table-cell>
          <table:table-cell office:value-type="float" office:value="-1.99994126389197" calcext:value-type="float">
            <text:p>-1,99994126389197</text:p>
          </table:table-cell>
          <table:table-cell table:number-columns-repeated="2"/>
        </table:table-row>
        <table:table-row table:style-name="ro1">
          <table:table-cell office:value-type="float" office:value="0.144236798853115" calcext:value-type="float">
            <text:p>0,144236798853115</text:p>
          </table:table-cell>
          <table:table-cell office:value-type="float" office:value="-1.97919574585661" calcext:value-type="float">
            <text:p>-1,97919574585661</text:p>
          </table:table-cell>
          <table:table-cell table:number-columns-repeated="2"/>
        </table:table-row>
        <table:table-row table:style-name="ro1">
          <table:table-cell office:value-type="float" office:value="0.0182945057936591" calcext:value-type="float">
            <text:p>0,018294505793659</text:p>
          </table:table-cell>
          <table:table-cell office:value-type="float" office:value="-1.99966531105777" calcext:value-type="float">
            <text:p>-1,99966531105777</text:p>
          </table:table-cell>
          <table:table-cell table:number-columns-repeated="2"/>
        </table:table-row>
        <table:table-row table:style-name="ro1">
          <table:table-cell office:value-type="float" office:value="0.765855986671883" calcext:value-type="float">
            <text:p>0,765855986671883</text:p>
          </table:table-cell>
          <table:table-cell office:value-type="float" office:value="-1.41346460767884" calcext:value-type="float">
            <text:p>-1,41346460767884</text:p>
          </table:table-cell>
          <table:table-cell table:number-columns-repeated="2"/>
        </table:table-row>
        <table:table-row table:style-name="ro1">
          <table:table-cell office:value-type="float" office:value="0.160473401248705" calcext:value-type="float">
            <text:p>0,160473401248705</text:p>
          </table:table-cell>
          <table:table-cell office:value-type="float" office:value="-1.97424828749167" calcext:value-type="float">
            <text:p>-1,97424828749167</text:p>
          </table:table-cell>
          <table:table-cell table:number-columns-repeated="2"/>
        </table:table-row>
        <table:table-row table:style-name="ro1">
          <table:table-cell office:value-type="float" office:value="-0.0806173411657457" calcext:value-type="float">
            <text:p>-0,080617341165746</text:p>
          </table:table-cell>
          <table:table-cell office:value-type="float" office:value="-1.99350084430337" calcext:value-type="float">
            <text:p>-1,99350084430337</text:p>
          </table:table-cell>
          <table:table-cell table:number-columns-repeated="2"/>
        </table:table-row>
        <table:table-row table:style-name="ro1">
          <table:table-cell office:value-type="float" office:value="-0.0393642113152191" calcext:value-type="float">
            <text:p>-0,039364211315219</text:p>
          </table:table-cell>
          <table:table-cell office:value-type="float" office:value="-1.99845045886753" calcext:value-type="float">
            <text:p>-1,99845045886753</text:p>
          </table:table-cell>
          <table:table-cell table:number-columns-repeated="2"/>
        </table:table-row>
        <table:table-row table:style-name="ro1">
          <table:table-cell office:value-type="float" office:value="-0.0382808656102006" calcext:value-type="float">
            <text:p>-0,038280865610201</text:p>
          </table:table-cell>
          <table:table-cell office:value-type="float" office:value="-1.99853457532813" calcext:value-type="float">
            <text:p>-1,99853457532813</text:p>
          </table:table-cell>
          <table:table-cell table:number-columns-repeated="2"/>
        </table:table-row>
        <table:table-row table:style-name="ro1">
          <table:table-cell office:value-type="float" office:value="-0.0457893691220342" calcext:value-type="float">
            <text:p>-0,045789369122034</text:p>
          </table:table-cell>
          <table:table-cell office:value-type="float" office:value="-1.99790333367541" calcext:value-type="float">
            <text:p>-1,99790333367541</text:p>
          </table:table-cell>
          <table:table-cell table:number-columns-repeated="2"/>
        </table:table-row>
        <table:table-row table:style-name="ro1">
          <table:table-cell office:value-type="float" office:value="-0.0129509016984538" calcext:value-type="float">
            <text:p>-0,012950901698454</text:p>
          </table:table-cell>
          <table:table-cell office:value-type="float" office:value="-1.9998322741452" calcext:value-type="float">
            <text:p>-1,9998322741452</text:p>
          </table:table-cell>
          <table:table-cell table:number-columns-repeated="2"/>
        </table:table-row>
        <table:table-row table:style-name="ro1">
          <table:table-cell office:value-type="float" office:value="0.0643534246940656" calcext:value-type="float">
            <text:p>0,064353424694066</text:p>
          </table:table-cell>
          <table:table-cell office:value-type="float" office:value="-1.99585863673015" calcext:value-type="float">
            <text:p>-1,99585863673015</text:p>
          </table:table-cell>
          <table:table-cell table:number-columns-repeated="2"/>
        </table:table-row>
        <table:table-row table:style-name="ro1">
          <table:table-cell office:value-type="float" office:value="0.161366900946887" calcext:value-type="float">
            <text:p>0,161366900946887</text:p>
          </table:table-cell>
          <table:table-cell office:value-type="float" office:value="-1.9739607232788" calcext:value-type="float">
            <text:p>-1,9739607232788</text:p>
          </table:table-cell>
          <table:table-cell table:number-columns-repeated="2"/>
        </table:table-row>
        <table:table-row table:style-name="ro1">
          <table:table-cell office:value-type="float" office:value="-0.216269731017548" calcext:value-type="float">
            <text:p>-0,216269731017548</text:p>
          </table:table-cell>
          <table:table-cell office:value-type="float" office:value="-1.9532274034456" calcext:value-type="float">
            <text:p>-1,9532274034456</text:p>
          </table:table-cell>
          <table:table-cell table:number-columns-repeated="2"/>
        </table:table-row>
        <table:table-row table:style-name="ro1">
          <table:table-cell office:value-type="float" office:value="-0.146764651940384" calcext:value-type="float">
            <text:p>-0,146764651940384</text:p>
          </table:table-cell>
          <table:table-cell office:value-type="float" office:value="-1.97846013694082" calcext:value-type="float">
            <text:p>-1,97846013694082</text:p>
          </table:table-cell>
          <table:table-cell table:number-columns-repeated="2"/>
        </table:table-row>
        <table:table-row table:style-name="ro1">
          <table:table-cell office:value-type="float" office:value="-0.00428833408857521" calcext:value-type="float">
            <text:p>-0,004288334088575</text:p>
          </table:table-cell>
          <table:table-cell office:value-type="float" office:value="-1.99998161019074" calcext:value-type="float">
            <text:p>-1,99998161019074</text:p>
          </table:table-cell>
          <table:table-cell table:number-columns-repeated="2"/>
        </table:table-row>
        <table:table-row table:style-name="ro1">
          <table:table-cell office:value-type="float" office:value="0.0370719823948885" calcext:value-type="float">
            <text:p>0,037071982394889</text:p>
          </table:table-cell>
          <table:table-cell office:value-type="float" office:value="-1.99862566812131" calcext:value-type="float">
            <text:p>-1,99862566812131</text:p>
          </table:table-cell>
          <table:table-cell table:number-columns-repeated="2"/>
        </table:table-row>
        <table:table-row table:style-name="ro1">
          <table:table-cell office:value-type="float" office:value="-0.0079926473607207" calcext:value-type="float">
            <text:p>-0,007992647360721</text:p>
          </table:table-cell>
          <table:table-cell office:value-type="float" office:value="-1.99993611758817" calcext:value-type="float">
            <text:p>-1,99993611758817</text:p>
          </table:table-cell>
          <table:table-cell table:number-columns-repeated="2"/>
        </table:table-row>
        <table:table-row table:style-name="ro1">
          <table:table-cell office:value-type="float" office:value="-0.0194937686184107" calcext:value-type="float">
            <text:p>-0,019493768618411</text:p>
          </table:table-cell>
          <table:table-cell office:value-type="float" office:value="-1.99961999298505" calcext:value-type="float">
            <text:p>-1,99961999298505</text:p>
          </table:table-cell>
          <table:table-cell table:number-columns-repeated="2"/>
        </table:table-row>
        <table:table-row table:style-name="ro1">
          <table:table-cell office:value-type="float" office:value="-0.0324145182602639" calcext:value-type="float">
            <text:p>-0,032414518260264</text:p>
          </table:table-cell>
          <table:table-cell office:value-type="float" office:value="-1.99894929900596" calcext:value-type="float">
            <text:p>-1,99894929900596</text:p>
          </table:table-cell>
          <table:table-cell table:number-columns-repeated="2"/>
        </table:table-row>
        <table:table-row table:style-name="ro1">
          <table:table-cell office:value-type="float" office:value="0.0498396219613534" calcext:value-type="float">
            <text:p>0,049839621961353</text:p>
          </table:table-cell>
          <table:table-cell office:value-type="float" office:value="-1.99751601208275" calcext:value-type="float">
            <text:p>-1,9975160120827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SUM([.B1:.B25])/25" office:value-type="float" office:value="-1.96933081081056" calcext:value-type="float">
            <text:p>-1,96933081081056</text:p>
          </table:table-cell>
          <table:table-cell/>
          <table:table-cell table:formula="of:= [.B27] + 2" office:value-type="float" office:value="0.0306691891894419" calcext:value-type="float">
            <text:p>0,0306691891894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5" loext:min-decimal-places="15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8T16:07:45.154000000</meta:creation-date>
    <dc:date>2018-11-28T16:25:39.446000000</dc:date>
    <meta:editing-duration>PT17M55S</meta:editing-duration>
    <meta:editing-cycles>2</meta:editing-cycles>
    <meta:generator>LibreOffice/6.1.2.1$Windows_X86_64 LibreOffice_project/65905a128db06ba48db947242809d14d3f9a93fe</meta:generator>
    <meta:document-statistic meta:table-count="3" meta:cell-count="159" meta:object-count="0"/>
  </office:meta>
</office:document-meta>
</file>